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coonServlet.extractLibraries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4">
            <text:p text:style-name="Table_20_Contents">14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CocoonServlet.getCocoonLog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coonServlet.getEnvironment( String uri , HttpServletRequest req , HttpServletResponse 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coonServlet.processTime( long ti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coonServlet.forceProperty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ocoonServlet.getLogger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Servlet.initLogger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CocoonServlet.reloadCocoon( final String pathInfo , final String reloadParam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ocoonServlet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Servlet.manageException( HttpServletRequest req , HttpServletResponse res , Environment env , String uri , int errorStatus , String title , String message , String description , Exception 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CocoonServlet.forceLoad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coonServlet.getParentComponentManager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ocoonServlet.getConfigFile( final String configFileN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CocoonServlet.getInstrumentManag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coonServlet.destroy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coonServlet.getExtraClassPath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CocoonServlet.newLoggerManager( String loggerManagerClass , Hierarchy hierarch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coonServlet.disposeCoco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coonServlet.createCocoon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CocoonServlet.update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coonServlet.getInitParameterAsBoolean( String name , boolean default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coonServlet.getInitParameterAsInteger( String name , int default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coonServlet.service( HttpServletRequest req , HttpServletResponse res )</text:p>
          </table:table-cell>
          <table:table-cell office:value-type="float" office:value="43">
            <text:p text:style-name="Table_20_Contents">43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73">
            <text:p text:style-name="Table_20_Contents">173</text:p>
          </table:table-cell>
        </table:table-row>
        <table:table-row>
          <table:table-cell office:value-type="string">
            <text:p text:style-name="Table_20_Contents">CocoonServlet.getClassPath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CocoonServlet.init( ServletConfig conf )</text:p>
          </table:table-cell>
          <table:table-cell office:value-type="float" office:value="39">
            <text:p text:style-name="Table_20_Contents">39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86">
            <text:p text:style-name="Table_20_Contents">186</text:p>
          </table:table-cell>
        </table:table-row>
        <table:table-row>
          <table:table-cell office:value-type="string">
            <text:p text:style-name="Table_20_Contents">CocoonServlet.getInitParameter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coonServlet.addClassLoaderDirectory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coonServlet.addClassLoaderURL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coonServlet.getInitParameter( String name , String default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